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55af"/>
    </style:style>
    <style:style style:name="P2" style:family="paragraph" style:parent-style-name="Heading_20_1">
      <style:text-properties officeooo:rsid="000755af" officeooo:paragraph-rsid="000755af"/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bold" style:font-name-complex="FreeSans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solid" draw:fill-color="#99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bold" style:font-name-complex="FreeSans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bold" style:font-name-complex="FreeSans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color="#000000" draw:fill="solid" draw:fill-color="#99ff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solid" draw:fill-color="#99ff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solid" draw:fill-color="#99ff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solid" draw:fill-color="#99ff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solid" draw:fill-color="#99ff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solid" draw:fill-color="#99ff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draw:frame text:anchor-type="paragraph" draw:z-index="0" draw:name="Shape1" draw:style-name="gr1" draw:text-style-name="P4" svg:width="1.5524in" svg:height="0.7087in" svg:x="5.6402in" svg:y="1.2543in"><draw:text-box><text:p text:style-name="P3"><text:span text:style-name="T1">Database</text:span></text:p></draw:text-box></draw:frame><draw:frame text:anchor-type="paragraph" draw:z-index="1" draw:name="Shape1" draw:style-name="gr2" draw:text-style-name="P4" svg:width="1.5524in" svg:height="0.7087in" svg:x="2.4736in" svg:y="2.6925in"><draw:text-box><text:p text:style-name="P3"><text:span text:style-name="T1">Transaction</text:span></text:p></draw:text-box></draw:frame><draw:frame text:anchor-type="paragraph" draw:z-index="2" draw:name="Shape1" draw:style-name="gr3" draw:text-style-name="P4" svg:width="1.5524in" svg:height="0.7087in" svg:x="3.8709in" svg:y="1.2398in"><draw:text-box><text:p text:style-name="P3"><text:span text:style-name="T1">Services</text:span></text:p></draw:text-box></draw:frame><draw:frame text:anchor-type="paragraph" draw:z-index="3" draw:name="Shape1" draw:style-name="gr4" draw:text-style-name="P4" svg:width="1.5524in" svg:height="0.7087in" svg:x="-0.1043in" svg:y="3.0209in"><draw:text-box><text:p text:style-name="P3"><text:span text:style-name="T1">Mnemonic</text:span></text:p></draw:text-box></draw:frame><draw:frame text:anchor-type="paragraph" draw:z-index="4" draw:name="Shape1" draw:style-name="gr5" draw:text-style-name="P4" svg:width="1.5524in" svg:height="0.7087in" svg:x="2.4634in" svg:y="4.5571in"><draw:text-box><text:p text:style-name="P3"><text:span text:style-name="T1">Wallet</text:span></text:p></draw:text-box></draw:frame><draw:frame text:anchor-type="paragraph" draw:z-index="5" draw:name="Shape1" draw:style-name="gr6" draw:text-style-name="P4" svg:width="1.5524in" svg:height="0.7087in" svg:x="0.7134in" svg:y="1.6925in"><draw:text-box><text:p text:style-name="P3"><text:span text:style-name="T1">Key</text:span></text:p></draw:text-box></draw:frame><draw:line text:anchor-type="paragraph" draw:z-index="6" draw:name="Shape2" draw:style-name="gr7" draw:text-style-name="P5" svg:x1="6.3854in" svg:y1="1.9626in" svg:x2="3.7244in" svg:y2="4.5571in"><text:p/></draw:line><draw:line text:anchor-type="paragraph" draw:z-index="7" draw:name="Shape3" draw:style-name="gr7" draw:text-style-name="P5" svg:x1="4.7083in" svg:y1="1.948in" svg:x2="3.6354in" svg:y2="4.5571in"><text:p/></draw:line><draw:line text:anchor-type="paragraph" draw:z-index="8" draw:name="Shape4" draw:style-name="gr7" draw:text-style-name="P5" svg:x1="3.2972in" svg:y1="3.4008in" svg:x2="3.2972in" svg:y2="4.5571in"><text:p/></draw:line><draw:line text:anchor-type="paragraph" draw:z-index="9" draw:name="Shape5" draw:style-name="gr7" draw:text-style-name="P5" svg:x1="1.1563in" svg:y1="3.7291in" svg:x2="2.8126in" svg:y2="4.5571in"><text:p/></draw:line><draw:line text:anchor-type="paragraph" draw:z-index="10" draw:name="Shape6" draw:style-name="gr7" draw:text-style-name="P5" svg:x1="1.9063in" svg:y1="2.4008in" svg:x2="2.9165in" svg:y2="4.5571in"><text:p/></draw:line><draw:line text:anchor-type="paragraph" draw:z-index="11" draw:name="Shape7" draw:style-name="gr7" draw:text-style-name="P5" svg:x1="2.1201in" svg:y1="2.4008in" svg:x2="3.2709in" svg:y2="2.6925in"><text:p/></draw:line>BitcoinLib Main Classes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0:12:05.916244900</meta:creation-date>
    <dc:date>2017-04-05T10:58:44.250728772</dc:date>
    <meta:editing-duration>PT1M5S</meta:editing-duration>
    <meta:editing-cycles>1</meta:editing-cycles>
    <meta:document-statistic meta:table-count="0" meta:image-count="0" meta:object-count="0" meta:page-count="1" meta:paragraph-count="1" meta:word-count="3" meta:character-count="23" meta:non-whitespace-character-count="21"/>
    <meta:generator>LibreOffice/5.1.6.2$Linux_X86_64 LibreOffice_project/10m0$Build-2</meta:generator>
  </office:meta>
</office:document-meta>
</file>